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7.25pt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17.25pt"/>
    </style:style>
    <style:style style:name="P3" style:family="paragraph" style:parent-style-name="Standard">
      <style:text-properties style:font-name="sans-serif" fo:font-size="19.5pt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19.5pt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19.5pt"/>
    </style:style>
    <style:style style:name="P6" style:family="paragraph" style:parent-style-name="Standard">
      <style:text-properties style:font-name="sans-serif" fo:font-size="15pt"/>
    </style:style>
    <style:style style:name="T1" style:family="text">
      <style:text-properties officeooo:rsid="0017be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LLABUS &amp; WEIGHTAGE OF QUESTIONS FOR</text:p>
      <text:p text:style-name="P2">ON</text:p>
      <text:p text:style-name="P2">-</text:p>
      <text:p text:style-name="P2">LINE EXAMINATION</text:p>
      <text:p text:style-name="P2">ADVERTISEMENT No. 02/2018</text:p>
      <text:p text:style-name="P4">JUNIOR EXECUTIVE (INFORMATION TECHNOLOGY)</text:p>
      <text:p text:style-name="P5">Part-A:</text:p>
      <text:p text:style-name="P5"/>
      <text:p text:style-name="P1">General Knowledge, General Intelligence, Weightage30%</text:p>
      <text:p text:style-name="P1">General Aptitude, English etc.</text:p>
      <text:p text:style-name="P3">Part-B:</text:p>
      <text:p text:style-name="P3"/>
      <text:p text:style-name="P1">Questions on subjects relating to </text:p>
      <text:p text:style-name="P1">Weightage 70%</text:p>
      <text:p text:style-name="P1">Educational Qualifications </text:p>
      <text:p text:style-name="P1">ENGINEERING MATHEMATICS</text:p>
      <text:p text:style-name="P6">Mathematics Logic: Propositional Logic; First Order Logic,</text:p>
      <text:p text:style-name="P6">Probability: </text:p>
      <text:p text:style-name="P6">Conditional Probability; Mean, Median, Mode and Standard Deviation; Random </text:p>
      <text:p text:style-name="P6">Variables; Distributions; uniform, normal, exponential, Poisson, Binomial. </text:p>
      <text:p text:style-name="P6">Set </text:p>
      <text:p text:style-name="P6">Theory &amp; Algebra: </text:p>
      <text:p text:style-name="P6">Seats; Relations; Functions; Groups; Partial Orders; Lattice; Boolean </text:p>
      <text:p text:style-name="P6">Algebra.</text:p>
      <text:p text:style-name="P6">Combinatory; Permutations; Combinations; Counting; Summation; generating functions; </text:p>
      <text:p text:style-name="P6">recurrence relations; asymptotic</text:p>
      <text:p text:style-name="P6">. </text:p>
      <text:p text:style-name="P6">Graph Theory: </text:p>
      <text:p text:style-name="P6">Connectivity; spanning trees; Cut vertices &amp; edges; covering; matching; </text:p>
      <text:p text:style-name="P6">independent </text:p>
      <text:p text:style-name="P6">sets; coloring; Planarity; Isomorphism.</text:p>
      <text:p text:style-name="P6"><text:soft-page-break/>Linear Algebra: Algebra of matrices, determinants, systems of linear equations, Eigen values </text:p>
      <text:p text:style-name="P6">and Eigen vectors.</text:p>
      <text:p text:style-name="P6">Numerical Methods: LU </text:p>
      <text:p text:style-name="P6">decomposition for systems of linear equations; numerical solutions of </text:p>
      <text:p text:style-name="P6">non-linear algebraic equations by Secant, Bisection and Nowton-Raphson methods; Numerical </text:p>
      <text:p text:style-name="P6">Integration by trapezoidal and Simpson’s rules.</text:p>
      <text:p text:style-name="P6">Calculus: Limit, Continuity &amp; differentia</text:p>
      <text:p text:style-name="P6">bility, Mean value Theorems, Theorems of integral </text:p>
      <text:p text:style-name="P6">calculus, evaluation of definite &amp; improper integrals, Partial derivatives, Total derivatives, </text:p>
      <text:p text:style-name="P6">maxima &amp; minima.</text:p>
      <text:p text:style-name="P6">COMPUTER SCIENCE AND INFORMATION TECHNOLOGY </text:p>
      <text:p text:style-name="P6">Digital Logic</text:p>
      <text:p text:style-name="P6">: Logic functions, </text:p>
      <text:p text:style-name="P6">Minimization, Design and synthesis of combinational and </text:p>
      <text:p text:style-name="P6">sequential circuits; Number representation and computer arithmetic (fixed and floating point).</text:p>
      <text:p text:style-name="P6">Computer Organization and Architecture</text:p>
      <text:p text:style-name="P6">: Machine instructions and addressing modes, ALU </text:p>
      <text:p text:style-name="P6">and data-path, CP</text:p>
      <text:p text:style-name="P6">U control design, Memory interface, I/O interface (interrupt and DMA mode), </text:p>
      <text:p text:style-name="P6">Instruction pipelining, Cache and main memory, Secondary storage.</text:p>
      <text:p text:style-name="P6">Progr<text:span text:style-name="T1">amming.</text:span></text:p>
      <text:p text:style-name="P6"><text:span text:style-name="T1">progr</text:span>amming and Data Structures</text:p>
      <text:p text:style-name="P6">: Programming in C; Functions, Recursion, Parameter </text:p>
      <text:p text:style-name="P6">passing, Scope, Binding, Abstr</text:p>
      <text:p text:style-name="P6">act data types, Arrays, Stacks, Queues, Linked Lists, Trees, </text:p>
      <text:p text:style-name="P6">Binary search trees, Binary heaps.</text:p>
      <text:p text:style-name="P6">Algorithms</text:p>
      <text:p text:style-name="P6">: Analysis, Asymptotic notation, Notions of space and time complexity, Worst and </text:p>
      <text:p text:style-name="P6">average case analysis, Design; Greedy approach, Dynamic programming,</text:p>
      <text:p text:style-name="P6">Divide-and ronquer; </text:p>
      <text:p text:style-name="P6">Tree and graph traversals, Connected components, Spanning trees, Shortest paths, Hashing, </text:p>
      <text:p text:style-name="P6"><text:soft-page-break/>Sorting, Searching, Asymptotic analysis (best, worst, average cases) of time and space, upper </text:p>
      <text:p text:style-name="P6">and lower bounds; Basic concepts of complexity classes-P. NP, NP-hard, NP-complete.</text:p>
      <text:p text:style-name="P6">Theory of Computation</text:p>
      <text:p text:style-name="P6">: Regular languages and finite automata, Context free </text:p>
      <text:p text:style-name="P6">language and puch-down automata, Recursively enumerable sets and Turing machines, Undecidablity.</text:p>
      <text:p text:style-name="P6">Compiler Design: </text:p>
      <text:p text:style-name="P6">Lexical analysis, Parsing, </text:p>
      <text:p text:style-name="P6">Syntax directed translation, Runtime </text:p>
      <text:p text:style-name="P6">environments, Intermediate and target c</text:p>
      <text:p text:style-name="P6">ode generation, Basics of code optimization.</text:p>
      <text:p text:style-name="P6">Operating System</text:p>
      <text:p text:style-name="P6">: Processes, Threads, Inter-process communication, Concurrency, </text:p>
      <text:p text:style-name="P6">Synchronization, Deadlock, CPU scheduling, Memory mana</text:p>
      <text:p text:style-name="P6">gement and virtual memory, File </text:p>
      <text:p text:style-name="P6">systems, I/O systems, Protection and security.</text:p>
      <text:p text:style-name="P6">Databases: ER-model, Relational model (relational algebra, tuple calculus), Database design </text:p>
      <text:p text:style-name="P6">(integrity constraints, normal forms), Query languages (SQL), File structures </text:p>
      <text:p text:style-name="P6">(sequential files, </text:p>
      <text:p text:style-name="P6">indexing, B and B+ trees), Transactions and concurrency control.</text:p>
      <text:p text:style-name="P6">Information Systems and Software Engineering</text:p>
      <text:p text:style-name="P6">: Information gathering, requirement and </text:p>
      <text:p text:style-name="P6">feasibility analysis, data flow diagrams, process specifications, input/output design,</text:p>
      <text:p text:style-name="P6">process life </text:p>
      <text:p text:style-name="P6">cycle, planning and managing the project, design, coding, testing, implementation, maintenance.</text:p>
      <text:p text:style-name="P6">Computer Networks</text:p>
      <text:p text:style-name="P6">: ISO/OSI stack, LAN technologies (Ethemet, Token ring), flow and error </text:p>
      <text:p text:style-name="P6">control techniques, Routing algorithms, Congestion contr</text:p>
      <text:p text:style-name="P6">ol, TCP/UDP and sockets, IP(v4), </text:p>
      <text:p text:style-name="P6">Application layer protocols (icmp, dns, smtp, pop, ftp, http), Basic concepts of hubs, whithes, </text:p>
      <text:p text:style-name="P6">gateways and routers. Network security </text:p>
      <text:p text:style-name="Standard"><text:soft-page-break/>–</text:p>
      <text:p text:style-name="P6">basic concepts of public key and private key </text:p>
      <text:p text:style-name="P6">cryptography, digital signature, firewalls.</text:p>
      <text:p text:style-name="P6">Web technologies</text:p>
      <text:p text:style-name="P6">: HTML, XML, basic concepts of client-server computing.</text:p>
      <text:p text:style-name="P6">Agile framework:</text:p>
      <text:p text:style-name="P6">i.Scaled agile framework (SAFe)</text:p>
      <text:p text:style-name="P6">ii.Scrum methodology</text:p>
      <text:p text:style-name="P6">iii.Agile principles, Core values of agile</text:p>
      <text:p text:style-name="P6">iv.Roles and responsibilities around agile</text:p>
      <text:p text:style-name="P6">DevOps:</text:p>
      <text:p text:style-name="P6">i.Relation of DevOps to automation</text:p>
      <text:p text:style-name="P6">ii.Software integration, testing and release </text:p>
      <text:p text:style-name="P6">iii.Test automation </text:p>
      <text:p text:style-name="P6">iv.Data operations Data Architecture:</text:p>
      <text:p text:style-name="P6">i.Data models </text:p>
      <text:p text:style-name="P6">ii.Data management blue print</text:p>
      <text:p text:style-name="P6">iii.Data security, performance and scalability Data analytics:</text:p>
      <text:p text:style-name="P6">i.Hypothesis formulation</text:p>
      <text:p text:style-name="P6">ii.Application of analytics in software prog<text:span text:style-name="T1">ramming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8:07:11.126692661</meta:creation-date>
    <dc:date>2018-10-26T18:13:22.951682607</dc:date>
    <meta:editing-duration>PT6M12S</meta:editing-duration>
    <meta:editing-cycles>1</meta:editing-cycles>
    <meta:document-statistic meta:table-count="0" meta:image-count="0" meta:object-count="0" meta:page-count="4" meta:paragraph-count="110" meta:word-count="572" meta:character-count="4598" meta:non-whitespace-character-count="4086"/>
    <meta:generator>LibreOffice/5.1.6.2$Linux_X86_64 LibreOffice_project/10m0$Build-2</meta:generator>
  </office:meta>
</office:document-meta>
</file>